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d85f" officeooo:paragraph-rsid="0004d85f"/>
    </style:style>
    <style:style style:name="P2" style:family="paragraph" style:parent-style-name="Standard" style:list-style-name="L3">
      <style:text-properties fo:font-style="italic" officeooo:rsid="0004d85f" officeooo:paragraph-rsid="0004d85f" style:font-style-asian="italic" style:font-style-complex="italic"/>
    </style:style>
    <style:style style:name="P3" style:family="paragraph" style:parent-style-name="Standard" style:list-style-name="L14">
      <style:text-properties fo:font-style="italic" officeooo:rsid="0004d85f" officeooo:paragraph-rsid="0004d85f" style:font-style-asian="italic" style:font-style-complex="italic"/>
    </style:style>
    <style:style style:name="P4" style:family="paragraph" style:parent-style-name="Standard" style:list-style-name="L16">
      <style:text-properties fo:font-style="italic" officeooo:rsid="0004d85f" officeooo:paragraph-rsid="0004d85f" style:font-style-asian="italic" style:font-style-complex="italic"/>
    </style:style>
    <style:style style:name="P5" style:family="paragraph" style:parent-style-name="Standard" style:list-style-name="L2">
      <style:text-properties fo:font-style="italic" officeooo:paragraph-rsid="0004d85f" style:font-style-asian="italic" style:font-style-complex="italic"/>
    </style:style>
    <style:style style:name="P6" style:family="paragraph" style:parent-style-name="Standard" style:list-style-name="L1">
      <style:text-properties officeooo:paragraph-rsid="0004d85f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04d85f" officeooo:paragraph-rsid="0004d85f" style:font-size-asian="14pt" style:font-weight-asian="bold" style:font-size-complex="14pt" style:font-weight-complex="bold"/>
    </style:style>
    <style:style style:name="P8" style:family="paragraph" style:parent-style-name="Standard" style:list-style-name="L4">
      <style:text-properties officeooo:paragraph-rsid="0004d85f"/>
    </style:style>
    <style:style style:name="P9" style:family="paragraph" style:parent-style-name="Standard" style:list-style-name="L5">
      <style:text-properties officeooo:paragraph-rsid="0004d85f"/>
    </style:style>
    <style:style style:name="P10" style:family="paragraph" style:parent-style-name="Standard" style:list-style-name="L6">
      <style:text-properties officeooo:paragraph-rsid="0004d85f"/>
    </style:style>
    <style:style style:name="P11" style:family="paragraph" style:parent-style-name="Standard" style:list-style-name="L7">
      <style:text-properties officeooo:paragraph-rsid="0004d85f"/>
    </style:style>
    <style:style style:name="P12" style:family="paragraph" style:parent-style-name="Standard" style:list-style-name="L8">
      <style:text-properties officeooo:paragraph-rsid="0004d85f"/>
    </style:style>
    <style:style style:name="P13" style:family="paragraph" style:parent-style-name="Standard" style:list-style-name="L9">
      <style:text-properties officeooo:paragraph-rsid="0004d85f"/>
    </style:style>
    <style:style style:name="P14" style:family="paragraph" style:parent-style-name="Standard" style:list-style-name="L10">
      <style:text-properties officeooo:paragraph-rsid="0004d85f"/>
    </style:style>
    <style:style style:name="P15" style:family="paragraph" style:parent-style-name="Standard" style:list-style-name="L11">
      <style:text-properties officeooo:paragraph-rsid="0004d85f"/>
    </style:style>
    <style:style style:name="P16" style:family="paragraph" style:parent-style-name="Standard" style:list-style-name="L12">
      <style:text-properties officeooo:paragraph-rsid="0004d85f"/>
    </style:style>
    <style:style style:name="P17" style:family="paragraph" style:parent-style-name="Standard" style:list-style-name="L13">
      <style:text-properties officeooo:paragraph-rsid="0004d85f"/>
    </style:style>
    <style:style style:name="P18" style:family="paragraph" style:parent-style-name="Standard" style:list-style-name="L15">
      <style:text-properties officeooo:paragraph-rsid="0004d85f"/>
    </style:style>
    <style:style style:name="P19" style:family="paragraph" style:parent-style-name="Standard" style:list-style-name="L17">
      <style:text-properties officeooo:paragraph-rsid="0004d85f"/>
    </style:style>
    <style:style style:name="T1" style:family="text">
      <style:text-properties officeooo:rsid="0004d85f"/>
    </style:style>
    <style:style style:name="T2" style:family="text">
      <style:text-properties fo:font-style="italic" officeooo:rsid="0004d85f" style:font-style-asian="italic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1 Assignment<text:tab/><text:tab/><text:tab/><text:tab/><text:tab/><text:tab/><text:tab/><text:tab/><text:tab/>hqpham, CST216</text:p>
      <text:p text:style-name="P1"/>
      <text:p text:style-name="P1"><text:span text:style-name="T5">Design Review (Self) (5 points)</text:span></text:p>
      <text:p text:style-name="P1">Review your design using the Design review checklist provided. Mark the checklist with your findings</text:p>
      <text:p text:style-name="P1">and make necessary changes.</text:p>
      <text:p text:style-name="P1">Preliminary Design Review</text:p>
      <text:p text:style-name="P7">Traceability</text:p>
      <text:p text:style-name="P1">Did you ensure traceability of the design back to the systems specification and statement</text:p>
      <text:p text:style-name="P1">of requirements? </text:p>
      <text:list xml:id="list7624456648335833756" text:style-name="L1">
        <text:list-item>
          <text:p text:style-name="P6"><text:span text:style-name="T2">Yes, I reminded myself by pasting the requirement into the module's comments.</text:span></text:p>
        </text:list-item>
      </text:list>
      <text:p text:style-name="P1">Is a scheme used for naming of modules, data, and interfaces?</text:p>
      <text:list xml:id="list4557474787298756959" text:style-name="L2">
        <text:list-item>
          <text:p text:style-name="P5"><text:span text:style-name="T1">This assignment was done in a shorter week and therefore the planning for it was not of high standard.</text:span></text:p>
        </text:list-item>
      </text:list>
      <text:p text:style-name="P1">Are all modules, data, and interfaces uniquely identified?</text:p>
      <text:list xml:id="list1260811047180098257" text:style-name="L3">
        <text:list-item>
          <text:p text:style-name="P2">To the best I could, but I mostly used ad-hoc style to program as I see fit.</text:p>
        </text:list-item>
      </text:list>
      <text:p text:style-name="P7">Consistency</text:p>
      <text:p text:style-name="P1">Is the data structure consistent with the information domain? </text:p>
      <text:list xml:id="list7276959602582902347" text:style-name="L4">
        <text:list-item>
          <text:p text:style-name="P8"><text:span text:style-name="T2">Yes</text:span></text:p>
        </text:list-item>
      </text:list>
      <text:p text:style-name="P1">Is the data structure consistent with software requirements?</text:p>
      <text:list xml:id="list3808833416931867859" text:style-name="L5">
        <text:list-item>
          <text:p text:style-name="P9"><text:span text:style-name="T2">Yes</text:span><text:span text:style-name="T1"></text:span></text:p>
        </text:list-item>
      </text:list>
      <text:p text:style-name="P1">Is a standard design representation used?</text:p>
      <text:list xml:id="list7355562176673765802" text:style-name="L6">
        <text:list-item>
          <text:p text:style-name="P10"><text:span text:style-name="T2">Yes, but partially due to time constraint.</text:span><text:span text:style-name="T1"></text:span></text:p>
        </text:list-item>
      </text:list>
      <text:p text:style-name="P1">Is a standard data usage representation used?</text:p>
      <text:list xml:id="list7196854292712218105" text:style-name="L7">
        <text:list-item>
          <text:p text:style-name="P11"><text:span text:style-name="T2">Yes</text:span><text:span text:style-name="T1"></text:span></text:p>
        </text:list-item>
      </text:list>
      <text:p text:style-name="P7">Completeness</text:p>
      <text:p text:style-name="P1">Are software requirements reflected in the software architecture?</text:p>
      <text:list xml:id="list4358249918650145085" text:style-name="L8">
        <text:list-item>
          <text:p text:style-name="P12"><text:span text:style-name="T2">Yes</text:span></text:p>
        </text:list-item>
      </text:list>
      <text:p text:style-name="P1">Are all referenced data defined?</text:p>
      <text:list xml:id="list8631909946612361968" text:style-name="L9">
        <text:list-item>
          <text:p text:style-name="P13"><text:span text:style-name="T2">Yes, locally.</text:span></text:p>
        </text:list-item>
      </text:list>
      <text:p text:style-name="P1">Are all defined data used?</text:p>
      <text:list xml:id="list2291499796402569347" text:style-name="L10">
        <text:list-item>
          <text:p text:style-name="P14"><text:span text:style-name="T2">Yes</text:span></text:p>
        </text:list-item>
      </text:list>
      <text:p text:style-name="P1">Are all referenced modules defined?</text:p>
      <text:list xml:id="list1491809634744696321" text:style-name="L11">
        <text:list-item>
          <text:p text:style-name="P15"><text:span text:style-name="T2">Yes</text:span></text:p>
        </text:list-item>
      </text:list>
      <text:p text:style-name="P1">Are all defined modules used?</text:p>
      <text:list xml:id="list5211213064915159177" text:style-name="L12">
        <text:list-item>
          <text:p text:style-name="P16"><text:span text:style-name="T2">Yes</text:span></text:p>
        </text:list-item>
      </text:list>
      <text:p text:style-name="P1">Are interfaces defined for modules and external elements?</text:p>
      <text:list xml:id="list7907148621832218" text:style-name="L13">
        <text:list-item>
          <text:p text:style-name="P17"><text:span text:style-name="T2">Yes</text:span></text:p>
        </text:list-item>
      </text:list>
      <text:p text:style-name="P1">Has maintainability been considered?</text:p>
      <text:list xml:id="list6824139300598039882" text:style-name="L14">
        <text:list-item>
          <text:p text:style-name="P3">No, due to time constraints.</text:p>
        </text:list-item>
      </text:list>
      <text:p text:style-name="P1"><text:span text:style-name="T5">Efficiency</text:span></text:p>
      <text:p text:style-name="P1">Are data grouped for efficient processing?</text:p>
      <text:list xml:id="list6074925088815607225" text:style-name="L15">
        <text:list-item>
          <text:p text:style-name="P18"><text:span text:style-name="T2">No, local data used. The goal was functional code first.</text:span></text:p>
        </text:list-item>
      </text:list>
      <text:p text:style-name="P1">Are storage requirements allocated to design?</text:p>
      <text:list xml:id="list7163317062224710590" text:style-name="L16">
        <text:list-item>
          <text:p text:style-name="P4">Yes, the codebase is small enough.</text:p>
        </text:list-item>
      </text:list>
      <text:p text:style-name="P1">Is effective modularity achieved? Are modules functionally independent?</text:p>
      <text:list xml:id="list4472913186798634949" text:style-name="L17">
        <text:list-item>
          <text:p text:style-name="P19"><text:span text:style-name="T2">No. There is a strong coupling that needs serious refactoring afterward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14:13:36.297070457</meta:creation-date>
    <dc:date>2016-03-20T14:30:37.960980077</dc:date>
    <meta:editing-duration>PT41S</meta:editing-duration>
    <meta:editing-cycles>1</meta:editing-cycles>
    <meta:document-statistic meta:table-count="0" meta:image-count="0" meta:object-count="0" meta:page-count="1" meta:paragraph-count="44" meta:word-count="275" meta:character-count="1706" meta:non-whitespace-character-count="1457"/>
    <meta:generator>LibreOffice/4.2.8.2$Linux_X86_64 LibreOffice_project/420m0$Build-2</meta:generator>
  </office:meta>
</office:document-meta>
</file>